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gr2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7.7cm" svg:height="4.089cm" svg:x="12.2cm" svg:y="7.211cm">
          <draw:text-box>
            <text:p text:style-name="P1"><text:s text:c="7"/><text:span text:style-name="T1">[ [y'</text:span><text:span text:style-name="T2">11</text:span><text:span text:style-name="T1">,y'</text:span><text:span text:style-name="T2">12</text:span><text:span text:style-name="T1">,…,y'</text:span><text:span text:style-name="T2">1M</text:span><text:span text:style-name="T1">]</text:span></text:p>
            <text:p text:style-name="P1"><text:span text:style-name="T1">・</text:span></text:p>
            <text:p text:style-name="P2"><text:span text:style-name="T1">result = <text:s text:c="6"/></text:span><text:span text:style-name="T1">・</text:span></text:p>
            <text:p text:style-name="P1"><text:span text:style-name="T1">・</text:span></text:p>
            <text:p text:style-name="P1"><text:span text:style-name="T1"><text:s text:c="9"/></text:span><text:span text:style-name="T1">[y'</text:span><text:span text:style-name="T2">L1</text:span><text:span text:style-name="T1">,y'</text:span><text:span text:style-name="T2">L2</text:span><text:span text:style-name="T1">,…,y'</text:span><text:span text:style-name="T2">LM</text:span><text:span text:style-name="T1">] ] </text:span></text:p>
          </draw:text-box>
        </draw:frame>
        <draw:line draw:style-name="gr2" draw:text-style-name="P1" draw:layer="layout" svg:x1="10.4cm" svg:y1="12.65cm" svg:x2="9cm" svg:y2="10.85cm">
          <text:p/>
        </draw:line>
        <draw:frame draw:style-name="gr3" draw:text-style-name="P3" draw:layer="layout" svg:width="2.1cm" svg:height="1.25cm" svg:x="10.1cm" svg:y="12.75cm">
          <draw:text-box>
            <text:p><text:span text:style-name="T3">run()</text:span></text:p>
          </draw:text-box>
        </draw:frame>
        <draw:custom-shape draw:style-name="gr4" draw:text-style-name="P4" draw:layer="layout" svg:width="6.6cm" svg:height="4.7cm" svg:x="3.1cm" svg:y="7.05cm">
          <text:p text:style-name="P1"><text:span text:style-name="T4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cm" svg:height="0.933cm" svg:x="3.1cm" svg:y="9.017cm">
          <draw:text-box>
            <text:p>x</text:p>
          </draw:text-box>
        </draw:frame>
        <draw:frame draw:style-name="gr5" draw:layer="layout" svg:width="1.3cm" svg:height="0.933cm" svg:x="4cm" svg:y="7.317cm">
          <draw:text-box>
            <text:p>w</text:p>
          </draw:text-box>
        </draw:frame>
        <draw:frame draw:style-name="gr5" draw:layer="layout" svg:width="1.3cm" svg:height="0.933cm" svg:x="3.9cm" svg:y="10.45cm">
          <draw:text-box>
            <text:p>b</text:p>
          </draw:text-box>
        </draw:frame>
        <draw:line draw:style-name="gr6" draw:text-style-name="P1" draw:layer="layout" svg:x1="1cm" svg:y1="9.45cm" svg:x2="3.1cm" svg:y2="9.45cm">
          <text:p/>
        </draw:line>
        <draw:line draw:style-name="gr6" draw:text-style-name="P1" draw:layer="layout" svg:x1="3.2cm" svg:y1="5.75cm" svg:x2="4.3cm" svg:y2="7.35cm">
          <text:p/>
        </draw:line>
        <draw:line draw:style-name="gr6" draw:text-style-name="P1" draw:layer="layout" svg:x1="3.7cm" svg:y1="12.95cm" svg:x2="4.2cm" svg:y2="11.45cm">
          <text:p/>
        </draw:line>
        <draw:line draw:style-name="gr6" draw:text-style-name="P1" draw:layer="layout" svg:x1="9.7cm" svg:y1="9.35cm" svg:x2="11.8cm" svg:y2="9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10T18:42:44</dc:date>
    <dc:creator>tokai </dc:creator>
    <meta:editing-duration>PT4M56S</meta:editing-duration>
    <meta:editing-cycles>16</meta:editing-cycles>
    <meta:generator>LibreOffice/3.5$Linux_x86 LibreOffice_project/350m1$Build-2</meta:generator>
    <meta:document-statistic meta:object-count="11"/>
  </office:meta>
</office:document-meta>
</file>